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eeModel.getChildren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getChildKey( Object parent , Objec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DefaultTreeNode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Child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addTreeModelListener( Tre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add( String key , 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eeModel.isLeaf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removeTreeModelListener( Tre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eeNode.is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buildUnspecified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.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TreeModel.DefaultTreeModel( Tree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ChildKey( Object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TreeNode.DefaultTreeNode( Object data , Map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eeModel.getChild( Object par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getNode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